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244.6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ff6600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 style:data-style-name="N37">
      <style:table-cell-properties fo:background-color="#99ff66"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justify" fo:margin-left="0pt"/>
    </style:style>
    <style:style style:name="ce11" style:family="table-cell" style:parent-style-name="Default">
      <style:table-cell-properties fo:background-color="#ff6600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 style:data-style-name="N37">
      <style:table-cell-properties fo:background-color="#ff6600" fo:border="0.06pt solid #000000"/>
    </style:style>
    <style:style style:name="ce15" style:family="table-cell" style:parent-style-name="Default" style:data-style-name="N37">
      <style:table-cell-properties fo:background-color="#99ff66" fo:border="0.06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ackground-color="#eeeeee" fo:border="0.06pt solid #000000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7"/>
        <table:table-column table:style-name="co3" table:default-cell-style-name="ce17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Date Implemented</text:p>
          </table:table-cell>
          <table:table-cell table:style-name="ce1" office:value-type="string" calcext:value-type="string">
            <text:p>Next?</text:p>
          </table:table-cell>
          <table:table-cell table:number-columns-repeated="3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Input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4" office:value-type="string" calcext:value-type="string">
            <text:p>readln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5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rinting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6" office:value-type="string" calcext:value-type="string">
            <text:p>write parameter TotalWidth specifier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write Parameter FracDigits specifier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7" office:value-type="string" calcext:value-type="string">
            <text:p>write</text:p>
          </table:table-cell>
          <table:table-cell table:style-name="ce15" office:value-type="date" office:date-value="2015-11-17" calcext:value-type="date">
            <text:p>11/17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rite real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rite integer</text:p>
          </table:table-cell>
          <table:table-cell table:style-name="ce15" office:value-type="date" office:date-value="2015-11-14" calcext:value-type="date">
            <text:p>11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rite Boolea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Binary Arithmetic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Integer addition</text:p>
          </table:table-cell>
          <table:table-cell table:style-name="ce15" office:value-type="date" office:date-value="2015-11-14" calcext:value-type="date">
            <text:p>11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multipli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division with trun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subtrac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ddi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multipli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divi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subtrac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to real conver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6" office:value-type="string" calcext:value-type="string">
            <text:p>real to integer conversion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8" office:value-type="string" calcext:value-type="string">
            <text:p>integer real addi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real subtrac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2"/>
          <table:table-cell table:style-name="ce17"/>
        </table:table-row>
        <table:table-row table:style-name="ro2">
          <table:table-cell table:style-name="ce7" office:value-type="string" calcext:value-type="string">
            <text:p>integer real multipli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division no trun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real divi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modulo divi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Variable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String variable declaration</text:p>
          </table:table-cell>
          <table:table-cell table:style-name="ce15" office:value-type="date" office:date-value="2015-11-21" calcext:value-type="date">
            <text:p>11/2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 variable declaration</text:p>
          </table:table-cell>
          <table:table-cell table:style-name="ce15" office:value-type="date" office:date-value="2015-11-21" calcext:value-type="date">
            <text:p>11/2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variable declaration</text:p>
          </table:table-cell>
          <table:table-cell table:style-name="ce15" office:value-type="date" office:date-value="2015-11-21" calcext:value-type="date">
            <text:p>11/2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boolean variable declaratio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6" office:value-type="string" calcext:value-type="string">
            <text:p>char variable declaration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Boolean Rel Operations Not on Se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Boolean 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Boolean in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in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less tha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greater tha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less or equal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greater or equal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6" office:value-type="string" calcext:value-type="string">
            <text:p>real equality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inequality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less than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greater than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less or equal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greater or equal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nteger equality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nteger inequality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nteger less than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tneger greater than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tneger less ro equal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nteger greater or equal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Control Flow Construc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If Statement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hile statement</text:p>
          </table:table-cell>
          <table:table-cell table:style-name="ce15" office:value-type="date" office:date-value="2015-11-24" calcext:value-type="date">
            <text:p>11/2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peat statement</text:p>
          </table:table-cell>
          <table:table-cell table:style-name="ce15" office:value-type="date" office:date-value="2015-12-01" calcext:value-type="date">
            <text:p>12/0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6" office:value-type="string" calcext:value-type="string">
            <text:p>case statement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10" office:value-type="string" calcext:value-type="string">
            <text:p>goto statement</text:p>
          </table:table-cell>
          <table:table-cell table:style-name="ce15" office:value-type="date" office:date-value="2015-11-23" calcext:value-type="date">
            <text:p>11/23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for statement integer control variable</text:p>
          </table:table-cell>
          <table:table-cell table:style-name="ce15" office:value-type="date" office:date-value="2015-11-23" calcext:value-type="date">
            <text:p>11/23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6" office:value-type="string" calcext:value-type="string">
            <text:p>for statement char control variable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Array Construct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Array with Integer Index</text:p>
          </table:table-cell>
          <table:table-cell table:style-name="ce15" office:value-type="date" office:date-value="2015-12-06" calcext:value-type="date">
            <text:p>12/06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11" office:value-type="string" calcext:value-type="string">
            <text:p>array integer range checking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6" office:value-type="string" calcext:value-type="string">
            <text:p>Array with Char index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6" office:value-type="string" calcext:value-type="string">
            <text:p>char index range checking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6" office:value-type="string" calcext:value-type="string">
            <text:p>Array with Boolean index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6" office:value-type="string" calcext:value-type="string">
            <text:p>boolean index range checking</text:p>
          </table:table-cell>
          <table:table-cell table:style-name="ce13"/>
          <table:table-cell table:number-columns-repeated="4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rocedure Construc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6" office:value-type="string" calcext:value-type="string">
            <text:p>no parameters no return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6" office:value-type="string" calcext:value-type="string">
            <text:p>parameters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11" office:value-type="string" calcext:value-type="string">
            <text:p>return</text:p>
          </table:table-cell>
          <table:table-cell table:style-name="ce13"/>
          <table:table-cell table:number-columns-repeated="4"/>
        </table:table-row>
        <table:table-row table:style-name="ro2" table:number-rows-repeated="104848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7:37:32.604922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2:56:05.326856789</meta:creation-date>
    <dc:date>2015-12-06T20:49:37.218307445</dc:date>
    <meta:editing-duration>P1DT15M21S</meta:editing-duration>
    <meta:editing-cycles>81</meta:editing-cycles>
    <meta:generator>LibreOffice/4.4.6.3$Linux_X86_64 LibreOffice_project/40m0$Build-3</meta:generator>
    <meta:document-statistic meta:table-count="1" meta:cell-count="112" meta:object-count="0"/>
  </office:meta>
</office:document-meta>
</file>